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<text:a xlink:href="mailto:pamsullivan@peak.org" xlink:type="simple">pamsullivan@peak.org</text:a>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Aukstikalnis</text:p>
          </table:table-cell>
          <table:table-cell office:value-type="string" calcext:value-type="string">
            <text:p><text:a xlink:href="mailto:stabicaptian@gmail.com" xlink:type="simple">stabicaptian@gmail.com</text:a></text:p>
          </table:table-cell>
        </table:table-row>
        <table:table-row table:style-name="ro1">
          <table:table-cell office:value-type="string" calcext:value-type="string">
            <text:p>Michele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<text:a xlink:href="mailto:michelerobbins321@gmail.com" xlink:type="simple">michelerobbins321@gmail.com</text:a></text:p>
          </table:table-cell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<text:a xlink:href="mailto:g-brown@charter.net" xlink:type="simple">g-brown@charter.net</text:a></text:p>
          </table:table-cell>
        </table:table-row>
        <table:table-row table:style-name="ro1">
          <table:table-cell office:value-type="string" calcext:value-type="string">
            <text:p>Suzette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<text:a xlink:href="mailto:suzettepayne@live.com" xlink:type="simple">suzettepayne@live.com</text:a>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Carruth</text:p>
          </table:table-cell>
          <table:table-cell office:value-type="string" calcext:value-type="string">
            <text:p><text:a xlink:href="mailto:kaylacarruth@gmail.com" xlink:type="simple">kaylacarruth@gmail.com</text:a></text:p>
          </table:table-cell>
        </table:table-row>
        <table:table-row table:style-name="ro1">
          <table:table-cell office:value-type="string" calcext:value-type="string">
            <text:p>Richie</text:p>
          </table:table-cell>
          <table:table-cell office:value-type="string" calcext:value-type="string">
            <text:p>Steuve</text:p>
          </table:table-cell>
          <table:table-cell office:value-type="string" calcext:value-type="string">
            <text:p><text:a xlink:href="mailto:rsteuvej@gmail.com" xlink:type="simple">rsteuvej@gmail.com</text:a>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Ojeda</text:p>
          </table:table-cell>
          <table:table-cell office:value-type="string" calcext:value-type="string">
            <text:p><text:a xlink:href="mailto:ojedaderek@gmail.com" xlink:type="simple">ojedaderek@gmail.com</text:a>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<text:a xlink:href="mailto:majaka@peak.org" xlink:type="simple">majaka@peak.org</text:a></text:p>
          </table:table-cell>
        </table:table-row>
        <table:table-row table:style-name="ro1">
          <table:table-cell office:value-type="string" calcext:value-type="string">
            <text:p>Katy</text:p>
          </table:table-cell>
          <table:table-cell office:value-type="string" calcext:value-type="string">
            <text:p>Koestler</text:p>
          </table:table-cell>
          <table:table-cell office:value-type="string" calcext:value-type="string">
            <text:p><text:a xlink:href="mailto:katsrivrcabin@yahoo.com" xlink:type="simple">katsrivrcabin@yahoo.com</text:a></text:p>
          </table:table-cell>
        </table:table-row>
        <table:table-row table:style-name="ro1">
          <table:table-cell office:value-type="string" calcext:value-type="string">
            <text:p>Ingrid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<text:a xlink:href="mailto:inky50@gmail.com" xlink:type="simple">inky50@gmail.com</text:a></text:p>
          </table:table-cell>
        </table:table-row>
        <table:table-row table:style-name="ro1">
          <table:table-cell office:value-type="string" calcext:value-type="string">
            <text:p>Robert </text:p>
          </table:table-cell>
          <table:table-cell office:value-type="string" calcext:value-type="string">
            <text:p>Champetier</text:p>
          </table:table-cell>
          <table:table-cell office:value-type="string" calcext:value-type="string">
            <text:p><text:a xlink:href="mailto:robairejj@aol.com" xlink:type="simple">robairejj@aol.com</text:a></text:p>
          </table:table-cell>
        </table:table-row>
        <table:table-row table:style-name="ro1">
          <table:table-cell office:value-type="string" calcext:value-type="string">
            <text:p>Marvin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<text:a xlink:href="mailto:mlyoncsa@sbcglobal.net" xlink:type="simple">mlyoncsa@sbcglobal.net</text:a>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Freyman</text:p>
          </table:table-cell>
          <table:table-cell office:value-type="string" calcext:value-type="string">
            <text:p><text:a xlink:href="mailto:efreyman1@gmail.com" xlink:type="simple">efreyman1@gmail.com</text:a>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<text:a xlink:href="mailto:cohenk24@hotmail.com" xlink:type="simple">cohenk24@hotmail.com</text:a>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Korgan</text:p>
          </table:table-cell>
          <table:table-cell office:value-type="string" calcext:value-type="string">
            <text:p><text:a xlink:href="mailto:michelle@onarestaurant.com" xlink:type="simple">michelle@onarestaurant.com</text:a>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<text:a xlink:href="mailto:rester@peak.org" xlink:type="simple">rester@peak.org</text:a></text:p>
          </table:table-cell>
        </table:table-row>
        <table:table-row table:style-name="ro1">
          <table:table-cell office:value-type="string" calcext:value-type="string">
            <text:p>Carol Ann</text:p>
          </table:table-cell>
          <table:table-cell office:value-type="string" calcext:value-type="string">
            <text:p>Friges</text:p>
          </table:table-cell>
          <table:table-cell office:value-type="string" calcext:value-type="string">
            <text:p><text:a xlink:href="mailto:carolannfriges@peak.org" xlink:type="simple">carolannfriges@peak.org</text:a>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<text:a xlink:href="mailto:salamanderssb@gmail.com" xlink:type="simple">salamanderssb@gmail.com</text:a>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<text:a xlink:href="mailto:info@broadening-horizons.com" xlink:type="simple">info@broadening-horizons.com</text:a>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Freeborg</text:p>
          </table:table-cell>
          <table:table-cell office:value-type="string" calcext:value-type="string">
            <text:p><text:a xlink:href="mailto:slaurelshepfb@peak.org" xlink:type="simple">slaurelshepfb@peak.org</text:a></text:p>
          </table:table-cell>
        </table:table-row>
        <table:table-row table:style-name="ro1">
          <table:table-cell office:value-type="string" calcext:value-type="string">
            <text:p>Ginny &amp; John</text:p>
          </table:table-cell>
          <table:table-cell office:value-type="string" calcext:value-type="string">
            <text:p>Filbert</text:p>
          </table:table-cell>
          <table:table-cell office:value-type="string" calcext:value-type="string">
            <text:p><text:a xlink:href="mailto:sciolaro147@peak.org" xlink:type="simple">sciolaro147@peak.org</text:a></text:p>
          </table:table-cell>
        </table:table-row>
        <table:table-row table:style-name="ro1">
          <table:table-cell office:value-type="string" calcext:value-type="string">
            <text:p>Owen &amp; Tina</text:p>
          </table:table-cell>
          <table:table-cell office:value-type="string" calcext:value-type="string">
            <text:p>Burch</text:p>
          </table:table-cell>
          <table:table-cell office:value-type="string" calcext:value-type="string">
            <text:p><text:a xlink:href="mailto:scubamama15@gmail.com" xlink:type="simple">scubamama15@gmail.com</text:a>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<text:a xlink:href="mailto:m35glenn@peak.org" xlink:type="simple">m35glenn@peak.org</text:a>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office:value-type="string" calcext:value-type="string">
            <text:p>Gibbons</text:p>
          </table:table-cell>
          <table:table-cell office:value-type="string" calcext:value-type="string">
            <text:p><text:a xlink:href="mailto:holly@hollygibbonslaw" xlink:type="simple">holly@hollygibbonslaw</text:a>.com</text:p>
          </table:table-cell>
        </table:table-row>
        <table:table-row table:style-name="ro1">
          <table:table-cell office:value-type="string" calcext:value-type="string">
            <text:p>Suzie</text:p>
          </table:table-cell>
          <table:table-cell office:value-type="string" calcext:value-type="string">
            <text:p>Walsleben</text:p>
          </table:table-cell>
          <table:table-cell office:value-type="string" calcext:value-type="string">
            <text:p><text:a xlink:href="mailto:swalsleben@yahoo.com" xlink:type="simple">swalsleben@yahoo.com</text:a>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<text:a xlink:href="mailto:tomclittle@yahoo.com" xlink:type="simple">tomclittle@yahoo.com</text:a>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Locke</text:p>
          </table:table-cell>
          <table:table-cell office:value-type="string" calcext:value-type="string">
            <text:p><text:a xlink:href="mailto:onthecoast@peak.org" xlink:type="simple">onthecoast@peak.org</text:a></text:p>
          </table:table-cell>
        </table:table-row>
        <table:table-row table:style-name="ro1">
          <table:table-cell office:value-type="string" calcext:value-type="string">
            <text:p>Joanne</text:p>
          </table:table-cell>
          <table:table-cell office:value-type="string" calcext:value-type="string">
            <text:p>Kittel</text:p>
          </table:table-cell>
          <table:table-cell office:value-type="string" calcext:value-type="string">
            <text:p><text:a xlink:href="mailto:jnkittel@peak.org" xlink:type="simple">jnkittel@peak.org</text:a>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Wymore</text:p>
          </table:table-cell>
          <table:table-cell office:value-type="string" calcext:value-type="string">
            <text:p><text:a xlink:href="mailto:russellrwymore@gmail.com" xlink:type="simple">russellrwymore@gmail.com</text:a>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<text:a xlink:href="mailto:mawebb@linfield.edu" xlink:type="simple">mawebb@linfield.edu</text:a></text:p>
          </table:table-cell>
        </table:table-row>
        <table:table-row table:style-name="ro1">
          <table:table-cell office:value-type="string" calcext:value-type="string">
            <text:p>Traci</text:p>
          </table:table-cell>
          <table:table-cell office:value-type="string" calcext:value-type="string">
            <text:p>Garets</text:p>
          </table:table-cell>
          <table:table-cell office:value-type="string" calcext:value-type="string">
            <text:p><text:a xlink:href="mailto:tracigarets@gmail.com" xlink:type="simple">tracigarets@gmail.com</text:a></text:p>
          </table:table-cell>
        </table:table-row>
        <table:table-row table:style-name="ro1">
          <table:table-cell office:value-type="string" calcext:value-type="string">
            <text:p>Kip &amp; Terri</text:p>
          </table:table-cell>
          <table:table-cell office:value-type="string" calcext:value-type="string">
            <text:p>Ravan</text:p>
          </table:table-cell>
          <table:table-cell office:value-type="string" calcext:value-type="string">
            <text:p><text:a xlink:href="mailto:ktravan@aol.com" xlink:type="simple">ktravan@aol.com</text:a></text:p>
          </table:table-cell>
        </table:table-row>
        <table:table-row table:style-name="ro1">
          <table:table-cell office:value-type="string" calcext:value-type="string">
            <text:p>Beth 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<text:a xlink:href="mailto:bethbridges@comcast.net" xlink:type="simple">bethbridges@comcast.net</text:a>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<text:a xlink:href="mailto:campbellbettylou@gmail.com" xlink:type="simple">campbellbettylou@gmail.com</text:a>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Burnette</text:p>
          </table:table-cell>
          <table:table-cell office:value-type="string" calcext:value-type="string">
            <text:p><text:a xlink:href="mailto:psburnette@dpassoc.com" xlink:type="simple">psburnette@dpassoc.com</text:a>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<text:a xlink:href="mailto:chefjhaynes@gmail.com" xlink:type="simple">chefjhaynes@gmail.com</text:a></text:p>
          </table:table-cell>
        </table:table-row>
        <table:table-row table:style-name="ro1">
          <table:table-cell office:value-type="string" calcext:value-type="string">
            <text:p>Kojack</text:p>
          </table:table-cell>
          <table:table-cell office:value-type="string" calcext:value-type="string">
            <text:p>Vasquexz</text:p>
          </table:table-cell>
          <table:table-cell office:value-type="string" calcext:value-type="string">
            <text:p><text:a xlink:href="mailto:kojack@neonerecords.com" xlink:type="simple">kojack@neonerecords.com</text:a></text:p>
          </table:table-cell>
        </table:table-row>
        <table:table-row table:style-name="ro1">
          <table:table-cell office:value-type="string" calcext:value-type="string">
            <text:p>Rheychol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mailto:rheychol@yahoo.com" xlink:type="simple">rheychol@yahoo.com</text:a>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office:value-type="string" calcext:value-type="string">
            <text:p>Schwarm</text:p>
          </table:table-cell>
          <table:table-cell office:value-type="string" calcext:value-type="string">
            <text:p><text:a xlink:href="mailto:cindy.schwarm@gmail.com" xlink:type="simple">cindy.schwarm@gmail.com</text:a></text:p>
          </table:table-cell>
        </table:table-row>
        <table:table-row table:style-name="ro1">
          <table:table-cell office:value-type="string" calcext:value-type="string">
            <text:p>Susan &amp; Scott</text:p>
          </table:table-cell>
          <table:table-cell office:value-type="string" calcext:value-type="string">
            <text:p>Normandin</text:p>
          </table:table-cell>
          <table:table-cell office:value-type="string" calcext:value-type="string">
            <text:p><text:a xlink:href="mailto:spnskn@q.com" xlink:type="simple">spnskn@q.com</text:a></text:p>
          </table:table-cell>
        </table:table-row>
        <table:table-row table:style-name="ro1">
          <table:table-cell office:value-type="string" calcext:value-type="string">
            <text:p>Meredith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twine@peak.org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Sterner</text:p>
          </table:table-cell>
          <table:table-cell office:value-type="string" calcext:value-type="string">
            <text:p><text:a xlink:href="mailto:leonsterner@gmail.com" xlink:type="simple">leonsterner@gmail.com</text:a>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Sperry</text:p>
          </table:table-cell>
          <table:table-cell office:value-type="string" calcext:value-type="string">
            <text:p><text:a xlink:href="mailto:chris@chrissperry.com" xlink:type="simple">chris@chrissperry.com</text:a>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Ziemer</text:p>
          </table:table-cell>
          <table:table-cell office:value-type="string" calcext:value-type="string">
            <text:p><text:a xlink:href="mailto:zforceracing@frontier.com" xlink:type="simple">zforceracing@frontier.com</text:a>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Briney</text:p>
          </table:table-cell>
          <table:table-cell office:value-type="string" calcext:value-type="string">
            <text:p><text:a xlink:href="mailto:brineydk@gmail.com" xlink:type="simple">brineydk@gmail.com</text:a></text:p>
          </table:table-cell>
        </table:table-row>
        <table:table-row table:style-name="ro1">
          <table:table-cell office:value-type="string" calcext:value-type="string">
            <text:p>Corrie</text:p>
          </table:table-cell>
          <table:table-cell office:value-type="string" calcext:value-type="string">
            <text:p>Gelardi</text:p>
          </table:table-cell>
          <table:table-cell office:value-type="string" calcext:value-type="string">
            <text:p><text:a xlink:href="mailto:corrieg1126@gmail.com" xlink:type="simple">corrieg1126@gmail.com</text:a>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Eschenbacher</text:p>
          </table:table-cell>
          <table:table-cell office:value-type="string" calcext:value-type="string">
            <text:p><text:a xlink:href="mailto:eschenbacherm@gmail.com" xlink:type="simple">eschenbacherm@gmail.com</text:a>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Rollin</text:p>
          </table:table-cell>
          <table:table-cell office:value-type="string" calcext:value-type="string">
            <text:p><text:a xlink:href="mailto:sugarrollin@gmail.com" xlink:type="simple">sugarrollin@gmail.com</text:a>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<text:a xlink:href="mailto:mjacob@nwpropellor" xlink:type="simple">mjacob@nwpropellor</text:a>.com</text:p>
          </table:table-cell>
        </table:table-row>
        <table:table-row table:style-name="ro1">
          <table:table-cell office:value-type="string" calcext:value-type="string">
            <text:p>Ilene</text:p>
          </table:table-cell>
          <table:table-cell office:value-type="string" calcext:value-type="string">
            <text:p>Samowitz</text:p>
          </table:table-cell>
          <table:table-cell office:value-type="string" calcext:value-type="string">
            <text:p><text:a xlink:href="mailto:rockawaybirder@yahoo.com" xlink:type="simple">rockawaybirder@yahoo.com</text:a>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indstrom</text:p>
          </table:table-cell>
          <table:table-cell office:value-type="string" calcext:value-type="string">
            <text:p><text:a xlink:href="mailto:scottblindstrom@gmail.com" xlink:type="simple">scottblindstrom@gmail.com</text:a>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<text:a xlink:href="mailto:izzieyetalian@gmail.com" xlink:type="simple">izzieyetalian@gmail.com</text:a>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Streckenbach</text:p>
          </table:table-cell>
          <table:table-cell office:value-type="string" calcext:value-type="string">
            <text:p><text:a xlink:href="mailto:barbstreck@aol.com" xlink:type="simple">barbstreck@aol.com</text:a>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Pringle</text:p>
          </table:table-cell>
          <table:table-cell office:value-type="string" calcext:value-type="string">
            <text:p><text:a xlink:href="mailto:Phil@pringleswine.com" xlink:type="simple">Phil@pringleswine.com</text:a></text:p>
          </table:table-cell>
        </table:table-row>
        <table:table-row table:style-name="ro1">
          <table:table-cell office:value-type="string" calcext:value-type="string">
            <text:p>Tara</text:p>
          </table:table-cell>
          <table:table-cell office:value-type="string" calcext:value-type="string">
            <text:p>Stichter</text:p>
          </table:table-cell>
          <table:table-cell office:value-type="string" calcext:value-type="string">
            <text:p><text:a xlink:href="mailto:tarastichter@yahoo.com" xlink:type="simple">tarastichter@yahoo.com</text:a>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<text:a xlink:href="mailto:lunasea53@peak.org" xlink:type="simple">lunasea53@peak.org</text:a>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ollette</text:p>
          </table:table-cell>
          <table:table-cell office:value-type="string" calcext:value-type="string">
            <text:p><text:a xlink:href="mailto:jpcollette@mac.com" xlink:type="simple">jpcollette@mac.com</text:a></text:p>
          </table:table-cell>
        </table:table-row>
        <table:table-row table:style-name="ro1">
          <table:table-cell office:value-type="string" calcext:value-type="string">
            <text:p>Loretta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<text:a xlink:href="mailto:garyloretta@gmail.com" xlink:type="simple">garyloretta@gmail.com</text:a></text:p>
          </table:table-cell>
        </table:table-row>
        <table:table-row table:style-name="ro1">
          <table:table-cell office:value-type="string" calcext:value-type="string">
            <text:p>Quincy &amp; Cheryl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<text:a xlink:href="mailto:jorti1@charter.net" xlink:type="simple">jorti1@charter.net</text:a></text:p>
          </table:table-cell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Guffey</text:p>
          </table:table-cell>
          <table:table-cell office:value-type="string" calcext:value-type="string">
            <text:p><text:a xlink:href="mailto:reguffey@peak.org" xlink:type="simple">reguffey@peak.org</text:a></text:p>
          </table:table-cell>
        </table:table-row>
        <table:table-row table:style-name="ro1">
          <table:table-cell office:value-type="string" calcext:value-type="string">
            <text:p>Susan &amp; Quitze Rose</text:p>
          </table:table-cell>
          <table:table-cell office:value-type="string" calcext:value-type="string">
            <text:p>Pilling</text:p>
          </table:table-cell>
          <table:table-cell office:value-type="string" calcext:value-type="string">
            <text:p><text:a xlink:href="mailto:scqrpilling@gmail.com" xlink:type="simple">scqrpilling@gmail.com</text:a></text:p>
          </table:table-cell>
        </table:table-row>
        <table:table-row table:style-name="ro1">
          <table:table-cell office:value-type="string" calcext:value-type="string">
            <text:p>Ray &amp; Sue</text:p>
          </table:table-cell>
          <table:table-cell office:value-type="string" calcext:value-type="string">
            <text:p>Woodruff</text:p>
          </table:table-cell>
          <table:table-cell office:value-type="string" calcext:value-type="string">
            <text:p><text:a xlink:href="mailto:suewoodruff@peak.org" xlink:type="simple">suewoodruff@peak.org</text:a>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<text:a xlink:href="mailto:driftboatron@gmail.com" xlink:type="simple">driftboatron@gmail.com</text:a>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hytka</text:p>
          </table:table-cell>
          <table:table-cell office:value-type="string" calcext:value-type="string">
            <text:p><text:a xlink:href="mailto:chelsea.chyttka@coorvallisoregon.gov" xlink:type="simple">chelsea.chyttka@coorvallisoregon.gov</text:a></text:p>
          </table:table-cell>
        </table:table-row>
        <table:table-row table:style-name="ro1">
          <table:table-cell office:value-type="string" calcext:value-type="string">
            <text:p>Maryann</text:p>
          </table:table-cell>
          <table:table-cell office:value-type="string" calcext:value-type="string">
            <text:p>Candito</text:p>
          </table:table-cell>
          <table:table-cell office:value-type="string" calcext:value-type="string">
            <text:p><text:a xlink:href="mailto:info@synergyweightrelease.com" xlink:type="simple">info@synergyweightrelease.com</text:a>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<text:a xlink:href="mailto:kurtastone@comcast.net" xlink:type="simple">kurtastone@comcast.net</text:a></text:p>
          </table:table-cell>
        </table:table-row>
        <table:table-row table:style-name="ro1">
          <table:table-cell office:value-type="string" calcext:value-type="string">
            <text:p>Dave &amp; Leslie</text:p>
          </table:table-cell>
          <table:table-cell office:value-type="string" calcext:value-type="string">
            <text:p>Sandin</text:p>
          </table:table-cell>
          <table:table-cell office:value-type="string" calcext:value-type="string">
            <text:p><text:a xlink:href="mailto:dave@sandininsurance.com" xlink:type="simple">dave@sandininsurance.com</text:a></text:p>
          </table:table-cell>
        </table:table-row>
        <table:table-row table:style-name="ro1">
          <table:table-cell office:value-type="string" calcext:value-type="string">
            <text:p>Steph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<text:a xlink:href="mailto:steph.sanford@gmail.com" xlink:type="simple">steph.sanford@gmail.com</text:a></text:p>
          </table:table-cell>
        </table:table-row>
        <table:table-row table:style-name="ro1">
          <table:table-cell office:value-type="string" calcext:value-type="string">
            <text:p>Beth 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<text:a xlink:href="mailto:bethany266@gmail.com" xlink:type="simple">bethany266@gmail.com</text:a>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<text:a xlink:href="mailto:holakerry@yahoo.com" xlink:type="simple">holakerry@yahoo.com</text:a>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<text:a xlink:href="mailto:margaret.fisher@looking.glass.us" xlink:type="simple">margaret.fisher@looking.glass.us</text:a></text:p>
          </table:table-cell>
        </table:table-row>
        <table:table-row table:style-name="ro1">
          <table:table-cell office:value-type="string" calcext:value-type="string">
            <text:p>Nancy &amp; Zan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<text:a xlink:href="mailto:nancypants@gmail.com" xlink:type="simple">nancypants@gmail.com</text:a>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<text:a xlink:href="mailto:mpennyfoster@gmail.com" xlink:type="simple">mpennyfoster@gmail.com</text:a>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<text:a xlink:href="mailto:rutholson46@gmail.com" xlink:type="simple">rutholson46@gmail.com</text:a></text:p>
          </table:table-cell>
        </table:table-row>
        <table:table-row table:style-name="ro1">
          <table:table-cell office:value-type="string" calcext:value-type="string">
            <text:p>Dutch &amp; Sherri</text:p>
          </table:table-cell>
          <table:table-cell office:value-type="string" calcext:value-type="string">
            <text:p>Fortmayer</text:p>
          </table:table-cell>
          <table:table-cell office:value-type="string" calcext:value-type="string">
            <text:p><text:a xlink:href="mailto:dutchandsherri@peak.org" xlink:type="simple">dutchandsherri@peak.org</text:a></text:p>
          </table:table-cell>
        </table:table-row>
        <table:table-row table:style-name="ro1">
          <table:table-cell office:value-type="string" calcext:value-type="string">
            <text:p>Gary &amp; Ginny</text:p>
          </table:table-cell>
          <table:table-cell office:value-type="string" calcext:value-type="string">
            <text:p>Goldsmith</text:p>
          </table:table-cell>
          <table:table-cell office:value-type="string" calcext:value-type="string">
            <text:p><text:a xlink:href="mailto:goldsmithvirginia@yahoo.com" xlink:type="simple">goldsmithvirginia@yahoo.com</text:a></text:p>
          </table:table-cell>
        </table:table-row>
        <table:table-row table:style-name="ro1">
          <table:table-cell office:value-type="string" calcext:value-type="string">
            <text:p>Jeannie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<text:a xlink:href="mailto:jmvmanning@yahoo.com" xlink:type="simple">jmvmanning@yahoo.com</text:a>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<text:a xlink:href="mailto:bsoto2488@hotmail.com" xlink:type="simple">bsoto2488@hotmail.com</text:a></text:p>
          </table:table-cell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<text:a xlink:href="mailto:wbemom@gmail.com" xlink:type="simple">wbemom@gmail.com</text:a>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<text:a xlink:href="mailto:dbarber1375@gmail.com" xlink:type="simple">dbarber1375@gmail.com</text:a>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igler</text:p>
          </table:table-cell>
          <table:table-cell office:value-type="string" calcext:value-type="string">
            <text:p><text:a xlink:href="mailto:asigler@uoregon.edu" xlink:type="simple">asigler@uoregon.edu</text:a></text:p>
          </table:table-cell>
        </table:table-row>
        <table:table-row table:style-name="ro1">
          <table:table-cell office:value-type="string" calcext:value-type="string">
            <text:p>Barb &amp; Vaughn</text:p>
          </table:table-cell>
          <table:table-cell office:value-type="string" calcext:value-type="string">
            <text:p>Lein</text:p>
          </table:table-cell>
          <table:table-cell office:value-type="string" calcext:value-type="string">
            <text:p><text:a xlink:href="mailto:bandvlein@comcast.net" xlink:type="simple">bandvlein@comcast.net</text:a></text:p>
          </table:table-cell>
        </table:table-row>
        <table:table-row table:style-name="ro1">
          <table:table-cell office:value-type="string" calcext:value-type="string">
            <text:p>Lori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<text:a xlink:href="mailto:madmermaid@aol.com" xlink:type="simple">madmermaid@aol.com</text:a></text:p>
          </table:table-cell>
        </table:table-row>
        <table:table-row table:style-name="ro1">
          <table:table-cell office:value-type="string" calcext:value-type="string">
            <text:p>Lynne &amp; Mark</text:p>
          </table:table-cell>
          <table:table-cell office:value-type="string" calcext:value-type="string">
            <text:p>Steen</text:p>
          </table:table-cell>
          <table:table-cell office:value-type="string" calcext:value-type="string">
            <text:p><text:a xlink:href="mailto:alaskan@alaska.com" xlink:type="simple">alaskan@alaska.com</text:a>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Isabell</text:p>
          </table:table-cell>
          <table:table-cell office:value-type="string" calcext:value-type="string">
            <text:p><text:a xlink:href="mailto:rachelbethisabell@gmail.com" xlink:type="simple">rachelbethisabell@gmail.com</text:a></text:p>
          </table:table-cell>
        </table:table-row>
        <table:table-row table:style-name="ro1">
          <table:table-cell office:value-type="string" calcext:value-type="string">
            <text:p>Jan &amp; Richar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<text:a xlink:href="mailto:janetnelson8@gmail.com" xlink:type="simple">janetnelson8@gmail.com</text:a></text:p>
          </table:table-cell>
        </table:table-row>
        <table:table-row table:style-name="ro1">
          <table:table-cell office:value-type="string" calcext:value-type="string">
            <text:p>Skylar</text:p>
          </table:table-cell>
          <table:table-cell/>
          <table:table-cell office:value-type="string" calcext:value-type="string">
            <text:p><text:a xlink:href="mailto:skylar@ortelco.net" xlink:type="simple">skylar@ortelco.net</text:a></text:p>
          </table:table-cell>
        </table:table-row>
        <table:table-row table:style-name="ro1">
          <table:table-cell office:value-type="string" calcext:value-type="string">
            <text:p>Culton</text:p>
          </table:table-cell>
          <table:table-cell/>
          <table:table-cell office:value-type="string" calcext:value-type="string">
            <text:p><text:a xlink:href="mailto:culton@pioneer.net" xlink:type="simple">culton@pioneer.net</text:a>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/>
          <table:table-cell office:value-type="string" calcext:value-type="string">
            <text:p><text:a xlink:href="mailto:dreams@peak.org" xlink:type="simple">dreams@peak.org</text:a></text:p>
          </table:table-cell>
        </table:table-row>
        <table:table-row table:style-name="ro1">
          <table:table-cell office:value-type="string" calcext:value-type="string">
            <text:p>Edie</text:p>
          </table:table-cell>
          <table:table-cell office:value-type="string" calcext:value-type="string">
            <text:p>Nussman</text:p>
          </table:table-cell>
          <table:table-cell office:value-type="string" calcext:value-type="string">
            <text:p><text:a xlink:href="mailto:ediegodiva@yahoo.com" xlink:type="simple">ediegodiva@yahoo.com</text:a>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eBoss</text:p>
          </table:table-cell>
          <table:table-cell office:value-type="string" calcext:value-type="string">
            <text:p><text:a xlink:href="mailto:barble2005@peak.org" xlink:type="simple">barble2005@peak.org</text:a>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<text:a xlink:href="mailto:j.andrewprince@yahoo.com" xlink:type="simple">j.andrewprince@yahoo.com</text:a>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<text:a xlink:href="mailto:cuteboots@gmail.com" xlink:type="simple">cuteboots@gmail.com</text:a></text:p>
          </table:table-cell>
        </table:table-row>
        <table:table-row table:style-name="ro1">
          <table:table-cell office:value-type="string" calcext:value-type="string">
            <text:p>Vicki</text:p>
          </table:table-cell>
          <table:table-cell office:value-type="string" calcext:value-type="string">
            <text:p>Kahn</text:p>
          </table:table-cell>
          <table:table-cell office:value-type="string" calcext:value-type="string">
            <text:p><text:a xlink:href="mailto:kahntact.me123@yahoo.com" xlink:type="simple">kahntact.me123@yahoo.com</text:a></text:p>
          </table:table-cell>
        </table:table-row>
        <table:table-row table:style-name="ro1">
          <table:table-cell office:value-type="string" calcext:value-type="string">
            <text:p>Kristina</text:p>
          </table:table-cell>
          <table:table-cell office:value-type="string" calcext:value-type="string">
            <text:p>Andazola</text:p>
          </table:table-cell>
          <table:table-cell office:value-type="string" calcext:value-type="string">
            <text:p><text:a xlink:href="mailto:kristina.andazola@gmail.com" xlink:type="simple">kristina.andazola@gmail.com</text:a></text:p>
          </table:table-cell>
        </table:table-row>
        <table:table-row table:style-name="ro1">
          <table:table-cell office:value-type="string" calcext:value-type="string">
            <text:p>Patty</text:p>
          </table:table-cell>
          <table:table-cell office:value-type="string" calcext:value-type="string">
            <text:p>Hodgins</text:p>
          </table:table-cell>
          <table:table-cell office:value-type="string" calcext:value-type="string">
            <text:p><text:a xlink:href="mailto:phodg1@gmail.com" xlink:type="simple">phodg1@gmail.com</text:a>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tse</text:p>
          </table:table-cell>
          <table:table-cell office:value-type="string" calcext:value-type="string">
            <text:p><text:a xlink:href="mailto:wiltsemg@peak.org" xlink:type="simple">wiltsemg@peak.org</text:a></text:p>
          </table:table-cell>
        </table:table-row>
        <table:table-row table:style-name="ro1">
          <table:table-cell office:value-type="string" calcext:value-type="string">
            <text:p>Bridgette</text:p>
          </table:table-cell>
          <table:table-cell office:value-type="string" calcext:value-type="string">
            <text:p>Cottral</text:p>
          </table:table-cell>
          <table:table-cell office:value-type="string" calcext:value-type="string">
            <text:p><text:a xlink:href="mailto:capemaymula@aol.com" xlink:type="simple">capemaymula@aol.com</text:a>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<text:a xlink:href="mailto:johnjohnson@gmail.com" xlink:type="simple">johnjohnson@gmail.com</text:a>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<text:a xlink:href="mailto:jikido@gmail.com" xlink:type="simple">jikido@gmail.com</text:a>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office:value-type="string" calcext:value-type="string">
            <text:p>Blankenship</text:p>
          </table:table-cell>
          <table:table-cell office:value-type="string" calcext:value-type="string">
            <text:p><text:a xlink:href="mailto:blankenshipranch@gmail.com" xlink:type="simple">blankenshipranch@gmail.com</text:a></text:p>
          </table:table-cell>
        </table:table-row>
        <table:table-row table:style-name="ro1">
          <table:table-cell office:value-type="string" calcext:value-type="string">
            <text:p>Aziz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<text:a xlink:href="mailto:zeesmile@hotmail.com" xlink:type="simple">zeesmile@hotmail.com</text:a>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<text:a xlink:href="mailto:annelakeoswego@yahoo.com" xlink:type="simple">annelakeoswego@yahoo.com</text:a></text:p>
          </table:table-cell>
        </table:table-row>
        <table:table-row table:style-name="ro1">
          <table:table-cell office:value-type="string" calcext:value-type="string">
            <text:p>Elva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<text:a xlink:href="mailto:elphilip@peak.org" xlink:type="simple">elphilip@peak.org</text:a></text:p>
          </table:table-cell>
        </table:table-row>
        <table:table-row table:style-name="ro1">
          <table:table-cell office:value-type="string" calcext:value-type="string">
            <text:p>Mike &amp; Cheryl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<text:a xlink:href="mailto:irwin@onlinemac.com" xlink:type="simple">irwin@onlinemac.com</text:a></text:p>
          </table:table-cell>
        </table:table-row>
        <table:table-row table:style-name="ro1">
          <table:table-cell office:value-type="string" calcext:value-type="string">
            <text:p>Gene &amp; Amy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<text:a xlink:href="mailto:amy_blanchett@gmail.com" xlink:type="simple">amy_blanchett@gmail.com</text:a>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<text:a xlink:href="mailto:hoy2_2000@yahoo.com" xlink:type="simple">hoy2_2000@yahoo.com</text:a>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<text:a xlink:href="mailto:rterryparsons@gmail.com" xlink:type="simple">rterryparsons@gmail.com</text:a></text:p>
          </table:table-cell>
        </table:table-row>
        <table:table-row table:style-name="ro1">
          <table:table-cell office:value-type="string" calcext:value-type="string">
            <text:p>Bruce</text:p>
          </table:table-cell>
          <table:table-cell office:value-type="string" calcext:value-type="string">
            <text:p>Bjerke</text:p>
          </table:table-cell>
          <table:table-cell office:value-type="string" calcext:value-type="string">
            <text:p><text:a xlink:href="mailto:bjerke@oregonfast.net" xlink:type="simple">bjerke@oregonfast.net</text:a></text:p>
          </table:table-cell>
        </table:table-row>
        <table:table-row table:style-name="ro1">
          <table:table-cell office:value-type="string" calcext:value-type="string">
            <text:p>Yemaya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<text:a xlink:href="mailto:yemayabellydancer@gmail.com" xlink:type="simple">yemayabellydancer@gmail.com</text:a>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Meehau</text:p>
          </table:table-cell>
          <table:table-cell office:value-type="string" calcext:value-type="string">
            <text:p><text:a xlink:href="mailto:bmeehau3@cox.net" xlink:type="simple">bmeehau3@cox.net</text:a></text:p>
          </table:table-cell>
        </table:table-row>
        <table:table-row table:style-name="ro1">
          <table:table-cell office:value-type="string" calcext:value-type="string">
            <text:p>Gayl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<text:a xlink:href="mailto:gayle.l.collins@gmail.com" xlink:type="simple">gayle.l.collins@gmail.com</text:a></text:p>
          </table:table-cell>
        </table:table-row>
        <table:table-row table:style-name="ro1">
          <table:table-cell office:value-type="string" calcext:value-type="string">
            <text:p>Kathe</text:p>
          </table:table-cell>
          <table:table-cell office:value-type="string" calcext:value-type="string">
            <text:p>Stander</text:p>
          </table:table-cell>
          <table:table-cell office:value-type="string" calcext:value-type="string">
            <text:p><text:a xlink:href="mailto:kathe703@hotmail.com" xlink:type="simple">kathe703@hotmail.com</text:a></text:p>
          </table:table-cell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<text:a xlink:href="mailto:corywadedavis@gmail.com" xlink:type="simple">corywadedavis@gmail.com</text:a></text:p>
          </table:table-cell>
        </table:table-row>
        <table:table-row table:style-name="ro1">
          <table:table-cell office:value-type="string" calcext:value-type="string">
            <text:p>A. Victoria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<text:a xlink:href="mailto:purpletop@peak.org" xlink:type="simple">purpletop@peak.org</text:a>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<text:a xlink:href="mailto:dceastburn@comcast.net" xlink:type="simple">dceastburn@comcast.net</text:a>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Heaton</text:p>
          </table:table-cell>
          <table:table-cell office:value-type="string" calcext:value-type="string">
            <text:p><text:a xlink:href="mailto:jeffreyheaton@comcast.net" xlink:type="simple">jeffreyheaton@comcast.net</text:a>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Straus</text:p>
          </table:table-cell>
          <table:table-cell office:value-type="string" calcext:value-type="string">
            <text:p><text:a xlink:href="mailto:kttmint@yahoo.com" xlink:type="simple">kttmint@yahoo.com</text:a>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<text:a xlink:href="mailto:illumiphi@gmail.com" xlink:type="simple">illumiphi@gmail.com</text:a></text:p>
          </table:table-cell>
        </table:table-row>
        <table:table-row table:style-name="ro1">
          <table:table-cell office:value-type="string" calcext:value-type="string">
            <text:p>Misty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<text:a xlink:href="mailto:misty@hecetalighthouse.com" xlink:type="simple">misty@hecetalighthouse.com</text:a></text:p>
          </table:table-cell>
        </table:table-row>
        <table:table-row table:style-name="ro1">
          <table:table-cell office:value-type="string" calcext:value-type="string">
            <text:p>Tara</text:p>
          </table:table-cell>
          <table:table-cell office:value-type="string" calcext:value-type="string">
            <text:p>Stichter</text:p>
          </table:table-cell>
          <table:table-cell office:value-type="string" calcext:value-type="string">
            <text:p>tara@onarestaurant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20:04.039091051</meta:creation-date>
    <meta:generator>LibreOffice/6.0.7.3$Linux_X86_64 LibreOffice_project/00m0$Build-3</meta:generator>
    <dc:date>2019-04-16T18:43:38.342434803</dc:date>
    <meta:editing-duration>PT33M46S</meta:editing-duration>
    <meta:editing-cycles>5</meta:editing-cycles>
    <meta:document-statistic meta:table-count="1" meta:cell-count="365" meta:object-count="0"/>
  </office:meta>
</office:document-meta>
</file>